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1" fo:font-size="8pt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22222" style:font-name="Courier New1" fo:font-size="8pt" fo:letter-spacing="normal" fo:font-style="normal" fo:font-weight="normal" style:font-size-asian="8pt" style:font-size-complex="8pt"/>
    </style:style>
    <style:style style:name="P5" style:family="paragraph" style:parent-style-name="Heading_20_1">
      <style:text-properties officeooo:rsid="001deb6a" officeooo:paragraph-rsid="001deb6a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9ed1"/>
    </style:style>
    <style:style style:name="T5" style:family="text">
      <style:text-properties fo:font-size="9pt"/>
    </style:style>
    <style:style style:name="T6" style:family="text">
      <style:text-properties fo:color="#000080"/>
    </style:style>
    <style:style style:name="T7" style:family="text">
      <style:text-properties fo:color="#000080" fo:font-size="9pt" fo:font-weight="bold"/>
    </style:style>
    <style:style style:name="T8" style:family="text">
      <style:text-properties fo:color="#000080" fo:font-weight="bold"/>
    </style:style>
    <style:style style:name="T9" style:family="text">
      <style:text-properties fo:color="#660e7a" fo:font-size="9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00ff"/>
    </style:style>
    <style:style style:name="T12" style:family="text">
      <style:text-properties fo:color="#0000ff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132697" text:style-name="Outline">
        <text:list-item>
          <text:h text:style-name="P6" text:outline-level="1">timeout method</text:h>
        </text:list-item>
        <text:list-item>
          <text:h text:style-name="P5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tab/><text:a xlink:type="simple" xlink:href="https://api.dartlang.org/stable/2.0.0/dart-async/Future/timeout.html" text:style-name="Internet_20_link" text:visited-style-name="Visited_20_Internet_20_Link"><text:span text:style-name="T4">fuente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try {<text:line-break/><text:span text:style-name="T6"> <text:s/></text:span><text:span text:style-name="T8">var </text:span>_response = <text:span text:style-name="T8">await </text:span>http.get(...).timeout(const Duration(seconds: 2))<text:line-break/><text:span text:style-name="T6"> <text:s/></text:span><text:span text:style-name="T8">if </text:span>(_response.<text:span text:style-name="T10">statusCode </text:span>== <text:span text:style-name="T11">200</text:span>) {<text:line-break/><text:span text:style-name="T6"> <text:s text:c="3"/></text:span><text:span text:style-name="T8">var </text:span>_resBody = <text:span text:style-name="T8">await </text:span>json.decode(_response.<text:span text:style-name="T10">body</text:span>);<text:line-break/> <text:s/>}<text:line-break/>} on TimeoutException catch (err) {<text:line-break/> <text:s/>// request timed out<text:line-break/>}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0-22T16:01:42.770000000</meta:creation-date>
    <meta:editing-duration>PT14M4S</meta:editing-duration>
    <meta:generator>LibreOffice/6.1.0.3$Windows_X86_64 LibreOffice_project/efb621ed25068d70781dc026f7e9c5187a4decd1</meta:generator>
    <dc:date>2018-10-22T16:15:45.952000000</dc:date>
    <meta:document-statistic meta:table-count="0" meta:image-count="0" meta:object-count="0" meta:page-count="2" meta:paragraph-count="11" meta:word-count="49" meta:character-count="376" meta:non-whitespace-character-count="3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